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0.292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text-properties officeooo:paragraph-rsid="000c7a8f"/>
    </style:style>
    <style:style style:name="P4" style:family="paragraph" style:parent-style-name="Table_20_Contents">
      <style:text-properties style:font-name="Droid Sans"/>
    </style:style>
    <style:style style:name="P5" style:family="paragraph" style:parent-style-name="Table_20_Contents">
      <style:paragraph-properties fo:text-align="center" style:justify-single-word="false"/>
      <style:text-properties style:font-name="Droid Sans"/>
    </style:style>
    <style:style style:name="P6" style:family="paragraph" style:parent-style-name="Text_20_body">
      <style:text-properties officeooo:paragraph-rsid="000c7a8f"/>
    </style:style>
    <style:style style:name="P7" style:family="paragraph" style:parent-style-name="Text_20_body">
      <style:text-properties officeooo:paragraph-rsid="000dff42"/>
    </style:style>
    <style:style style:name="P8" style:family="paragraph" style:parent-style-name="Text_20_body">
      <style:text-properties officeooo:paragraph-rsid="0017546a"/>
    </style:style>
    <style:style style:name="P9" style:family="paragraph" style:parent-style-name="Text_20_body">
      <style:text-properties officeooo:paragraph-rsid="001d1f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502 Basic Outline</text:h>
      <text:h text:style-name="Heading_20_2" text:outline-level="2">Requirements</text:h>
      <text:h text:style-name="Heading_20_3" text:outline-level="3">Free Software</text:h>
      <text:p text:style-name="Text_20_body">Under the MIT license.</text:p>
      <text:h text:style-name="Heading_20_3" text:outline-level="3">Compatibility</text:h>
      <text:p text:style-name="Text_20_body">Should run either on a 6502 , a 65C02 or similar processors.</text:p>
      <text:h text:style-name="Heading_20_3" text:outline-level="3">Modular design</text:h>
      <text:p text:style-name="Text_20_body">Modules should be added or removed independently. Communication with modules is through an X dispatch block e.g. jmp (dispatchTable,x), with one entry point for each module, this allows paging etc. </text:p>
      <text:h text:style-name="Heading_20_3" text:outline-level="3">Modern</text:h>
      <text:p text:style-name="Text_20_body">Should have modern features - Procedures, Local variables, Structures and so on. Three types (int % string $ float #, default variable)</text:p>
      <text:h text:style-name="Heading_20_3" text:outline-level="3">Extensible</text:h>
      <text:p text:style-name="Text_20_body">Should be extensible with system specific functionality.</text:p>
      <text:h text:style-name="Heading_20_2" text:outline-level="2">Modules</text:h>
      <text:p text:style-name="Text_20_body">Code for all optional modules is built in, but can generated an error and have no actual code. All module functionality is accessed through one function, at a slight cost in speed, so that modules can be paged.</text:p>
      <text:h text:style-name="Heading_20_3" text:outline-level="3">Main</text:h>
      <text:p text:style-name="Text_20_body">Main evaluation and execution functions, standard integer functions, normal dispatch tables, standard procedures, variables, locals, structures, basic syntax checking routines.</text:p>
      <text:h text:style-name="P3" text:outline-level="3">Error</text:h>
      <text:p text:style-name="P6">Error handling, which can be localised.</text:p>
      <text:h text:style-name="P3" text:outline-level="3">System</text:h>
      <text:p text:style-name="P6">External I/O type functionality, System specific functionality.</text:p>
      <text:h text:style-name="P3" text:outline-level="3"><text:soft-page-break/>FloatingPoint (optional)</text:h>
      <text:p text:style-name="Text_20_body">Handles all floating point operations. Code for FP types is built in, but when activated can cause an error.</text:p>
      <text:h text:style-name="Heading_20_3" text:outline-level="3">String (optional)</text:h>
      <text:p text:style-name="Text_20_body">String functions and manager, handles concrete and temporary strings, garbage collection and so on. The default string handling (Atom style) is built in by default however.</text:p>
      <text:h text:style-name="Heading_20_3" text:outline-level="3">Assembler (optional)</text:h>
      <text:p text:style-name="Text_20_body">65(C)02 inline assembler similar to the BBC Micro.</text:p>
      <text:h text:style-name="Heading_20_3" text:outline-level="3">Tokeniser (optional)</text:h>
      <text:p text:style-name="Text_20_body">Line tokenising / detokenising. Contains the text for the keywords, may not be needed for a run-time only system.</text:p>
      <text:h text:style-name="Heading_20_3" text:outline-level="3">Editor (optional)</text:h>
      <text:p text:style-name="Text_20_body">Code connected with editing, task switching and so on.</text:p>
      <text:h text:style-name="Heading_20_2" text:outline-level="2">Implementation</text:h>
      <text:p text:style-name="P7">All module handlers should use the name of their module, together with a constant which is the name of the module, followed by an underscore followed by the method </text:p>
      <text:p text:style-name="P7">e.g. <text:span text:style-name="T1">editor_deleteline</text:span></text:p>
      <text:p text:style-name="Text_20_body">This should be automatically generated from the files in the module subdirectory, which looks for marks as follows.</text:p>
      <text:p text:style-name="Signature">EditorDeleteLine:<text:tab/>;; &lt;deleteline&gt;</text:p>
      <text:p text:style-name="Text_20_body">These constants will of course be even. A table of them will be created called &lt;module&gt;handlers: so you will end up with</text:p>
      <text:p text:style-name="Signature">editor_deleteline = 0</text:p>
      <text:p text:style-name="Signature">..</text:p>
      <text:p text:style-name="Signature">editor:<text:tab/>jmp <text:tab/>(editorhandlers,x)</text:p>
      <text:p text:style-name="Signature">editorhandlers:</text:p>
      <text:p text:style-name="Signature"><text:tab/><text:tab/>.word <text:tab/>EditorDeleteLine <text:tab/><text:tab/></text:p>
      <text:p text:style-name="Text_20_body">for example.</text:p>
      <text:p text:style-name="P9">Each module is in its own subdirectory, with a &lt;module&gt;.asm which contains all the module components.</text:p>
      <text:h text:style-name="Heading_20_2" text:outline-level="2"><text:soft-page-break/>Tokens</text:h>
      <text:h text:style-name="Heading_20_3" text:outline-level="3">Token Grouping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58578834064">
          <table:table-cell table:style-name="Table2.A1" office:value-type="string">
            <text:p text:style-name="Table_20_Heading">Group/Token</text:p>
          </table:table-cell>
          <table:table-cell table:style-name="Table2.A1" office:value-type="string">
            <text:p text:style-name="Table_20_Heading">Constant</text:p>
          </table:table-cell>
          <table:table-cell table:style-name="Table2.C1" office:value-type="string">
            <text:p text:style-name="Table_20_Heading">Contents</text:p>
          </table:table-cell>
        </table:table-row>
        <table:table-row table:style-name="TableLine94658578834064">
          <table:table-cell table:style-name="Table2.A2" office:value-type="string">
            <text:p text:style-name="P5">ASCII ($00-$39)</text:p>
          </table:table-cell>
          <table:table-cell table:style-name="Table2.A2" office:value-type="string">
            <text:p text:style-name="P5"/>
          </table:table-cell>
          <table:table-cell table:style-name="Table2.C5" office:value-type="string">
            <text:p text:style-name="P4">Used in identifier $2D (-) is used for underscore , allows A-Z 0-9 . and _</text:p>
          </table:table-cell>
        </table:table-row>
        <table:table-row table:style-name="TableLine94658578834064">
          <table:table-cell table:style-name="Table2.A2" office:value-type="string">
            <text:p text:style-name="P5">Type ($3A-$3F)</text:p>
          </table:table-cell>
          <table:table-cell table:style-name="Table2.A2" office:value-type="string">
            <text:p text:style-name="P5">TOK_[ISR]&lt;ARR&gt;</text:p>
          </table:table-cell>
          <table:table-cell table:style-name="Table2.C5" office:value-type="string">
            <text:p text:style-name="P4">Represent integer,string,real and the appropriate arrays, mark end of identifier. % %( $ $( # #(</text:p>
          </table:table-cell>
        </table:table-row>
        <table:table-row table:style-name="TableLine94658578834064">
          <table:table-cell table:style-name="Table2.A2" office:value-type="string">
            <text:p text:style-name="P5">Constant ($40-$7F)</text:p>
          </table:table-cell>
          <table:table-cell table:style-name="Table2.A2" office:value-type="string">
            <text:p text:style-name="P5"/>
          </table:table-cell>
          <table:table-cell table:style-name="Table2.C5" office:value-type="string">
            <text:p text:style-name="P4">Constant 0-63. Each successive constant shifts this left 6 pixels (in practice, left 8 right 2) and replaces the lower 6 bits. </text:p>
          </table:table-cell>
        </table:table-row>
        <table:table-row table:style-name="TableLine94658578834064">
          <table:table-cell table:style-name="Table2.A2" office:value-type="string">
            <text:p text:style-name="P5">End of Line ($80)</text:p>
          </table:table-cell>
          <table:table-cell table:style-name="Table2.A2" office:value-type="string">
            <text:p text:style-name="P5">TOK_EOL</text:p>
          </table:table-cell>
          <table:table-cell table:style-name="Table2.C5" office:value-type="string">
            <text:p text:style-name="P4">Indicates end of line</text:p>
          </table:table-cell>
        </table:table-row>
        <table:table-row table:style-name="TableLine94658578834064">
          <table:table-cell table:style-name="Table2.A2" office:value-type="string">
            <text:p text:style-name="P5">Token shift ($81-3)</text:p>
          </table:table-cell>
          <table:table-cell table:style-name="Table2.A2" office:value-type="string">
            <text:p text:style-name="P5">TOK_SHIFT1..3</text:p>
          </table:table-cell>
          <table:table-cell table:style-name="Table2.C6" office:value-type="string">
            <text:p text:style-name="P4">Shifts to other token sets, must be followed by $86-$FF</text:p>
          </table:table-cell>
        </table:table-row>
        <table:table-row table:style-name="TableLine94658578834064">
          <table:table-cell table:style-name="Table2.A2" office:value-type="string">
            <text:p text:style-name="P5">FP Constant ($84)</text:p>
          </table:table-cell>
          <table:table-cell table:style-name="Table2.A2" office:value-type="string">
            <text:p text:style-name="P5">TOK_FPC</text:p>
          </table:table-cell>
          <table:table-cell table:style-name="Table2.C7" office:value-type="string">
            <text:p text:style-name="P4">Marks a floating point constant, which is of size TOK_FPC_SIZE bytes including the constant.</text:p>
          </table:table-cell>
        </table:table-row>
        <table:table-row table:style-name="TableLine94658578834064">
          <table:table-cell table:style-name="Table2.A2" office:value-type="string">
            <text:p text:style-name="P5">String ($85)</text:p>
          </table:table-cell>
          <table:table-cell table:style-name="Table2.A2" office:value-type="string">
            <text:p text:style-name="P5">TOK_STR</text:p>
          </table:table-cell>
          <table:table-cell table:style-name="Table2.C8" office:value-type="string">
            <text:p text:style-name="P4">Marks a string, the length of the string follows (0-255 chars), ASCII 32..127 only.</text:p>
          </table:table-cell>
        </table:table-row>
        <table:table-row table:style-name="TableLine94658578834064">
          <table:table-cell table:style-name="Table2.A2" office:value-type="string">
            <text:p text:style-name="P5">Binary Operators</text:p>
          </table:table-cell>
          <table:table-cell table:style-name="Table2.A2" office:value-type="string">
            <text:p text:style-name="P5">TOK_BINARYST</text:p>
          </table:table-cell>
          <table:table-cell table:style-name="Table2.C9" office:value-type="string">
            <text:p text:style-name="P4">Binary operators : and or xor + - * / mod &gt;&gt; &lt;&lt; ^ &gt;= &lt;= = &lt;&gt; &gt; &lt; ! ?</text:p>
          </table:table-cell>
        </table:table-row>
        <table:table-row table:style-name="TableLine94658578834064">
          <table:table-cell table:style-name="Table2.A2" office:value-type="string">
            <text:p text:style-name="P5">Structures</text:p>
          </table:table-cell>
          <table:table-cell table:style-name="Table2.A2" office:value-type="string">
            <text:p text:style-name="P5">TOK_STRUCTST</text:p>
          </table:table-cell>
          <table:table-cell table:style-name="Table2.C11" office:value-type="string">
            <text:p text:style-name="P4">Keywords which affect the structure level.</text:p>
          </table:table-cell>
        </table:table-row>
        <table:table-row table:style-name="TableLine94658578834064">
          <table:table-cell table:style-name="Table2.A2" office:value-type="string">
            <text:p text:style-name="P5">Unary Operators</text:p>
          </table:table-cell>
          <table:table-cell table:style-name="Table2.A2" office:value-type="string">
            <text:p text:style-name="P5">TOK_UNARYST</text:p>
          </table:table-cell>
          <table:table-cell table:style-name="Table2.C11" office:value-type="string">
            <text:p text:style-name="P4">Unary operators (mostly functions), but there are duplicate unaries for ! ? and -. Also ( is a unary function.</text:p>
          </table:table-cell>
        </table:table-row>
        <table:table-row table:style-name="TableLine94658578834064">
          <table:table-cell table:style-name="Table2.A2" office:value-type="string">
            <text:p text:style-name="P5">Keywords/Tokens</text:p>
          </table:table-cell>
          <table:table-cell table:style-name="Table2.A2" office:value-type="string">
            <text:p text:style-name="P5">TOK_TOKENS</text:p>
          </table:table-cell>
          <table:table-cell table:style-name="Table2.C12" office:value-type="string">
            <text:p text:style-name="P4">Other keywords and tokens and syntactic markers, general.</text:p>
          </table:table-cell>
        </table:table-row>
      </table:table>
      <text:p text:style-name="Text_20_body"/>
      <text:p text:style-name="P8">Keywords as far as TOK_UNARYST have an associated table which either identify them as commands or binary functions,structure modifiers <text:span text:style-name="T1">or</text:span><text:span text:style-name="T2"> identify their precedence level.</text:span></text:p>
      <text:p text:style-name="P8"><text:span text:style-name="T2">Anything after TOK_TOKENS is just an straightforward Command entry.</text:span></text:p>
      <text:p text:style-name="P8"><text:span text:style-name="T2">$83 is reserved for floating point functions like LN and so on, the token is passed as a parameter to the floating point handler, and are all unary functions.</text:span></text:p>
      <text:p text:style-name="P8"><text:span text:style-name="T2"/></text:p>
      <text:h text:style-name="P2" text:outline-level="2">Stack</text:h>
      <text:p text:style-name="P8"><text:span text:style-name="T2">The stack is the usual design. 6 bytes in sign, and either a 2 byte address (string) 4 byte constant (integer) or 4 byte mantissa and 1 byte exponent (floating point).</text:span></text:p>
      <text:p text:style-name="P8"><text:span text:style-name="T2">The type byte is : </text:span></text:p>
      <text:p text:style-name="P8"><text:span text:style-name="T2">Bit 7 : <text:tab/>indicates a reference (1) or constant (0).</text:span></text:p>
      <text:p text:style-name="P8"><text:span text:style-name="T2">Bit 6 : indicates integer/floating point (0) or string address (1). </text:span></text:p>
      <text:p text:style-name="P8"><text:span text:style-name="T2">Bits 1..5 : unused, currently 0.</text:span></text:p>
      <text:p text:style-name="P8"><text:span text:style-name="T2">Bit 0 : indicates <text:s/>integer (0) / floating point (1)</text:span></text:p>
      <text:p text:style-name="P8"><text:span text:style-name="T2">Note that a reference means something that can accommodate a value, string, fp or int, so while the string may be a reference of itself, this doesn’t mean it is a “storage slot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5983b0" loext:opacity="100%" style:font-name="Droid Sans" fo:font-family="'Droid Sans'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  <style:text-properties style:font-name="Droid Sans" fo:font-family="'Droid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ignature" style:family="paragraph" style:parent-style-name="Standard" style:class="text">
      <style:paragraph-properties fo:margin-left="0.499cm" fo:margin-right="0cm" fo:margin-top="0.199cm" fo:margin-bottom="0.199cm" style:contextual-spacing="true" fo:text-indent="0cm" style:auto-text-indent="false" text:number-lines="false" text:line-number="0"/>
      <style:text-properties fo:color="#ff0000" loext:opacity="100%" style:font-name="Droid Sans" fo:font-family="'Droid Sans'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roid Sans" fo:font-family="'Droid Sans'" style:font-style-name="Regular" style:font-family-generic="swiss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ff4000"/>
      <style:paragraph-properties fo:text-align="center" style:justify-single-word="false" fo:background-color="transparent" text:number-lines="false" text:line-number="0"/>
      <style:text-properties style:font-name="Droid Sans1" fo:font-family="'Droid Sans'" style:font-style-name="Bold" style:font-family-generic="swiss" style:font-pitch="variable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style:writing-mode="pag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2"/>
          <table:table-row table:style-name="TableLine94658561388864">
            <table:table-cell table:style-name="Table1.A1" office:value-type="string">
              <text:p text:style-name="Footer"><text:file-name text:display="name-and-extension">outline.odt</text:file-name></text:p>
            </table:table-cell>
            <table:table-cell table:style-name="Table1.A1" office:value-type="string">
              <text:p text:style-name="MP1">Page <text:page-number text:select-page="current">2</text:page-number><text:s/>of <text:page-count>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0T18:49:19.302256113</meta:creation-date>
    <dc:date>2021-02-20T19:45:17.875740588</dc:date>
    <meta:editing-duration>PT43M9S</meta:editing-duration>
    <meta:editing-cycles>24</meta:editing-cycles>
    <meta:generator>LibreOffice/7.1.0.3$Linux_X86_64 LibreOffice_project/10$Build-3</meta:generator>
    <meta:document-statistic meta:table-count="2" meta:image-count="0" meta:object-count="0" meta:page-count="4" meta:paragraph-count="92" meta:word-count="720" meta:character-count="4460" meta:non-whitespace-character-count="3818"/>
  </office:meta>
</office:document-meta>
</file>